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108F000004A0000003F417B984CE4.svg" manifest:media-type=""/>
  <manifest:file-entry manifest:full-path="Pictures/100109E700004A0000003F413297CF91.svg" manifest:media-type=""/>
  <manifest:file-entry manifest:full-path="Pictures/10000201000002FD0000028E832CA595.png" manifest:media-type=""/>
  <manifest:file-entry manifest:full-path="Pictures/10012734000047A800003F41CD7FBD23.svg" manifest:media-type=""/>
  <manifest:file-entry manifest:full-path="Pictures/10000201000002F10000029890027F7C.png" manifest:media-type=""/>
  <manifest:file-entry manifest:full-path="Pictures/10000201000002FD0000028E8392AC18.png" manifest:media-type=""/>
  <manifest:file-entry manifest:full-path="Pictures/100123A6000047A800003F41BBAFD546.svg" manifest:media-type=""/>
  <manifest:file-entry manifest:full-path="Pictures/10000201000002F10000029880ADC64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5.055cm" svg:x="1.118cm" svg:y="0.025cm">
          <draw:image xlink:href="Pictures/10000201000002F10000029880ADC644.png" xlink:type="simple" xlink:show="embed" xlink:actuate="onLoad"/>
          <draw:image xlink:href="Pictures/100123A6000047A800003F41BBAFD546.svg" xlink:type="simple" xlink:show="embed" xlink:actuate="onLoad">
            <text:p/>
          </draw:image>
        </draw:frame>
        <draw:frame draw:style-name="gr1" draw:text-style-name="P1" draw:layer="layout" svg:width="5.715cm" svg:height="5.055cm" svg:x="1.118cm" svg:y="4.928cm">
          <draw:image xlink:href="Pictures/10000201000002F10000029890027F7C.png" xlink:type="simple" xlink:show="embed" xlink:actuate="onLoad"/>
          <draw:image xlink:href="Pictures/10012734000047A800003F41CD7FBD23.svg" xlink:type="simple" xlink:show="embed" xlink:actuate="onLoad">
            <text:p/>
          </draw:image>
        </draw:frame>
        <draw:frame draw:style-name="gr1" draw:text-style-name="P1" draw:layer="layout" svg:width="5.715cm" svg:height="4.877cm" svg:x="1.118cm" svg:y="9.855cm">
          <draw:image xlink:href="Pictures/10000201000002FD0000028E832CA595.png" xlink:type="simple" xlink:show="embed" xlink:actuate="onLoad"/>
          <draw:image xlink:href="Pictures/100109E700004A0000003F413297CF91.svg" xlink:type="simple" xlink:show="embed" xlink:actuate="onLoad">
            <text:p/>
          </draw:image>
        </draw:frame>
        <draw:frame draw:style-name="gr1" draw:text-style-name="P1" draw:layer="layout" svg:width="5.715cm" svg:height="4.877cm" svg:x="1.118cm" svg:y="14.681cm">
          <draw:image xlink:href="Pictures/10000201000002FD0000028E8392AC18.png" xlink:type="simple" xlink:show="embed" xlink:actuate="onLoad"/>
          <draw:image xlink:href="Pictures/100108F000004A0000003F417B984CE4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001cm" fo:page-height="19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4-02-04T22:36:08</meta:creation-date>
    <dc:date>2014-02-05T10:33:07</dc:date>
    <dc:creator>Helio Filho</dc:creator>
    <meta:editing-duration>PT9M4S</meta:editing-duration>
    <meta:editing-cycles>4</meta:editing-cycles>
    <meta:generator>LibreOffice/4.0.2.2$Linux_X86_64 LibreOffice_project/400m0$Build-2</meta:generator>
    <meta:document-statistic meta:object-count="4"/>
  </office:meta>
</office:document-meta>
</file>